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vertical-align="middle" draw:visible-area-left="0cm" draw:visible-area-top="0cm" draw:visible-area-width="2.541cm" draw:visible-area-height="2.144cm" draw:ole-draw-aspect="4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An ODP file with 3 embedded files</text:p>
          </draw:text-box>
        </draw:frame>
        <draw:frame presentation:style-name="pr2" draw:text-style-name="P1" draw:layer="layout" svg:width="23.911cm" svg:height="13.229cm" svg:x="2.058cm" svg:y="5.838cm" presentation:class="subtitle">
          <draw:text-box>
            <text:p>An ODP file with 3 embedded files</text:p>
          </draw:text-box>
        </draw:frame>
        <draw:frame draw:style-name="gr1" draw:text-style-name="P2" draw:layer="layout" svg:width="2.54cm" svg:height="2.143cm" svg:x="1.86cm" svg:y="2.057cm">
          <draw:object-ole draw:class-id="00020906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style-name="gr1" draw:text-style-name="P2" draw:layer="layout" svg:width="2.54cm" svg:height="2.143cm" svg:x="1.86cm" svg:y="5.857cm">
          <draw:object-ole draw:class-id="0003000C-0000-0000-c000-000000000046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frame draw:style-name="gr1" draw:text-style-name="P2" draw:layer="layout" svg:width="2.54cm" svg:height="2.143cm" svg:x="1.86cm" svg:y="4cm">
          <draw:object-ole draw:class-id="0003000C-0000-0000-c000-000000000046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9T09:49:35.27</meta:creation-date>
    <meta:editing-duration>PT5M43S</meta:editing-duration>
    <meta:editing-cycles>3</meta:editing-cycles>
    <dc:date>2014-06-19T09:55:03.08</dc:date>
    <meta:generator>OpenOffice/4.1.0$Win32 OpenOffice.org_project/410m18$Build-9764</meta:generator>
    <meta:document-statistic meta:object-count="36"/>
  </office:meta>
</office:document-meta>
</file>